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tyle="italic" fo:font-weight="bold" officeooo:rsid="0019aa65" officeooo:paragraph-rsid="0019aa65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in" fo:margin-bottom="0.3402in" loext:contextual-spacing="false"/>
      <style:text-properties officeooo:paragraph-rsid="0019aa65"/>
    </style:style>
    <style:style style:name="P3" style:family="paragraph" style:parent-style-name="Standard">
      <style:paragraph-properties fo:margin-top="0in" fo:margin-bottom="0.1598in" loext:contextual-spacing="false"/>
      <style:text-properties officeooo:paragraph-rsid="0019aa65"/>
    </style:style>
    <style:style style:name="P4" style:family="paragraph" style:parent-style-name="Standard">
      <style:paragraph-properties fo:margin-top="0.1402in" fo:margin-bottom="0.1402in" loext:contextual-spacing="false"/>
      <style:text-properties fo:font-style="italic" fo:font-weight="bold" officeooo:rsid="0019aa65" officeooo:paragraph-rsid="0019aa65" style:font-style-asian="italic" style:font-weight-asian="bold" style:font-style-complex="italic" style:font-weight-complex="bold"/>
    </style:style>
    <style:style style:name="T1" style:family="text">
      <style:text-properties officeooo:rsid="0019aa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aa65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aa65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érelem a nevemben leadott pártok és jelöltként indulni kívánó személyek kilétéről</text:p>
      <text:p text:style-name="P3">Tisztelt <text:span text:style-name="T5">Megye/Budapest</text:span><text:span text:style-name="T4"> </text:span><text:span text:style-name="T5">XXX</text:span> számú Országgyűlési Egyéni Választókerületi Választási Iroda!</text:p>
      <text:p text:style-name="P3">Körzetünkben is felmerült, hogy több olyan párt és jelölt is gyorsan összegyűjtötte és leadta az ajánló aláírásokat, akiket egyáltalán nem láttunk ténylegesen aláírásokat gyűjteni a közlekedési csomópontok, bevásárlóközpontok környékén.</text:p>
      <text:p text:style-name="P3">Ezért alulírott <text:span text:style-name="T5">Teljes Név</text:span>, <text:span text:style-name="T4">n-nnnnnn-nnnn</text:span> személyi számú választópolgár a választási eljárásról szóló 2013. évi 36. törvény 2. paragrafus (4) bekezdése alapján kérem az iroda tájékoztatását arról, hogy mely pártok és jelöltek adtak le a nevemben ajánlást, hogy indulhassanak a következő országgyűlési választásokon.</text:p>
      <text:p text:style-name="P3">Jelen kérelmet a kérelmező azonosítására visszavezetett dokumentumhitelesítési szolgáltatással hitelesítettem, ezért az a polgári perrendtartásról szóló 2016. évi 130. törvény 325. paragrafus (1) bekezdés g) pontjára és az elektronikus ügyintézés részletszabályairól szóló 451/2016 (XII.19) korm. Rendelet 112. paragrafus (1) bekezdése alapján bizonyító erejű magánokirat.</text:p>
      <text:p text:style-name="P4">Teljes név</text:p>
      <text:p text:style-name="P1">2018. március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07:16.112653099</meta:creation-date>
    <dc:date>2018-03-08T09:17:41.880656464</dc:date>
    <meta:editing-duration>PT15S</meta:editing-duration>
    <meta:editing-cycles>1</meta:editing-cycles>
    <meta:generator>LibreOffice/6.0.2.1.0$Linux_X86_64 LibreOffice_project/00m0$Build-1</meta:generator>
    <meta:document-statistic meta:table-count="0" meta:image-count="0" meta:object-count="0" meta:page-count="1" meta:paragraph-count="7" meta:word-count="139" meta:character-count="1119" meta:non-whitespace-character-count="987"/>
  </office:meta>
</office:document-meta>
</file>